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2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Leon S. C.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a funeral/</text:p>
      <text:p text:style-name="P6">Were I <text:span text:style-name="T2">to follow</text:span><text:span text:style-name="T3"> upon this melancholy occa/sion to follow the </text:span><text:span text:style-name="T2">direction</text:span><text:span text:style-name="T3"> prompting of feelings which stir/ within </text:span><text:span text:style-name="T2">me</text:span><text:span text:style-name="T3"> my breast, I would intensify sorrow and add </text:span><text:span text:style-name="T2">my</text:span><text:span text:style-name="T3">/ </text:span><text:span text:style-name="T2">tears</text:span><text:span text:style-name="T3"> laments to those which </text:span><text:span text:style-name="T2">stream from the eyes of</text:span><text:span text:style-name="T3"> resound amidst a bereaved/ household. <text:s/>For my sympathies are aroused be-/-cause of </text:span><text:span text:style-name="T2">the</text:span><text:span text:style-name="T3"> mental sufferings </text:span><text:span text:style-name="T2">of</text:span><text:span text:style-name="T3"> endured by valued friends./ <text:s/>I cannot contemplate unmoved the grief of a mo-/-ther whose devotion to her faith has been put to/ so sore a trial. <text:s/>Again: the thought that wife/ should mourn as a widow, at a stage of her ex-/-istence in which she might have long enjoyed/ the sweet companionship of her husband, gives/ me pain. <text:s/>I can imagine </text:span><text:span text:style-name="T2">the</text:span><text:span text:style-name="T3"> her anguish </text:span><text:span text:style-name="T2">she experiences</text:span><text:span text:style-name="T3"> by rea-/son of her young </text:span><text:span text:style-name="T2">children</text:span><text:span text:style-name="T3"> ones, who needed all the fostering care </text:span><text:span text:style-name="T2">and</text:span><text:span text:style-name="T3"> of/ a most affectionate father. <text:s/>I see brothers and/ sisters in affliction; I picture to myself the dis-/-tress of others far away from home at the unhap-/-py tidings </text:span><text:span text:style-name="T2">of the</text:span><text:span text:style-name="T3"> that a void created in their family,/ and I am saddened. <text:s/>But would I act wisely;/ would I act religiously by giving vent to my feelings/</text:span></text:p>
      <text:p text:style-name="P6"><text:span text:style-name="T3"/></text:p>
      <text:p text:style-name="P6"><text:span text:style-name="T3">[Page 2]</text:span></text:p>
      <text:p text:style-name="P6"><text:span text:style-name="T3">and increasing sorrow? <text:s/>Some might/ consider that to do so is a </text:span><text:span text:style-name="T2">real</text:span><text:span text:style-name="T3"> clear evidence of human/ </text:span><text:span text:style-name="T2">sympathy</text:span><text:span text:style-name="T3"> commiseration. <text:s/>My judgment, on the contrary </text:span><text:span text:style-name="T2">admonishes</text:span><text:span text:style-name="T3"> gives me/ admonition. <text:s/>It tells me that if I can </text:span><text:span text:style-name="T2">say</text:span><text:span text:style-name="T3"> offer naught/ else but laments, I should continue silent./</text:span></text:p>
      <text:p text:style-name="P6"><text:span text:style-name="T3">But in the present instance I can proffer better ser-/-vices. <text:s/>I can show why my mourning friends and my sympa-/-thising self can temper sorrow with comfort. <text:s/>Leon/ Solis Cohen bore a disease which must inevitably have/ shortened his days with a gentleness that righteousness/ inspires. <text:s/>No chafing, no </text:span><text:soft-page-break/><text:span text:style-name="T3">murmuring against the inscrutable dispen-/-sation of </text:span><text:span text:style-name="T2">an</text:span><text:span text:style-name="T3"> Providence, but a calm resignation to the/ will of his Maker. <text:s/>Leon S. C. esteemed </text:span><text:span text:style-name="T2">a crown</text:span><text:span text:style-name="T3">/ </text:span><text:span text:style-name="T2">upon his head</text:span><text:span text:style-name="T3"> the good name of his deceased fa-/-ther, and the deep love of his widowed </text:span><text:span text:style-name="T2">f</text:span><text:span text:style-name="T3"> mother a crown upon his head, and/ never to tarnish that name, never to occasion a/ lessening of that love became the standard of his/ actions. <text:s/>My </text:span><text:span text:style-name="T2">deceased</text:span><text:span text:style-name="T3"> departed fellow believer was spotless/ in his marital relations, exemplary in the performance/ of paternal duties and was moreover possessed of a nature so/ tender, of sentiments so delicate that he would not allow/ a ripple to disturb the harmony of domestic surroundings./</text:span></text:p>
      <text:p text:style-name="P6"><text:span text:style-name="T3"/></text:p>
      <text:p text:style-name="P6"><text:span text:style-name="T3">[Page 3]</text:span></text:p>
      <text:p text:style-name="P8">My departed fellow-believer<text:span text:style-name="T3"> In the social elevation of his brothers he/ prided himself; in the irreproachable conduct/ and acknowledged industry of his sisters he took/ delight, and he rejoiced </text:span>in their attachment<text:span text:style-name="T3"> that they remained attached to the ancestral belief. <text:s/>Regretting circumstances which caused/ him at times, </text:span>a deviation<text:span text:style-name="T3"> to deviate from some of the dictates of/ the revealed Law, it was nevertheless </text:span>deep<text:span text:style-name="T3"> veritable satisfac-/-tion to </text:span>his<text:span text:style-name="T3"> </text:span>heart<text:span text:style-name="T3"> my lamented coreligionist to conform with many of the written/ and traditional precepts. <text:s/>Early teaching had fulfilled/ its holy mission well, and the heart which has now ceased/ to throb became indelibly impressed with it the lessons imparted, through them the soul/ kept uncontaminated. <text:s/></text:span>Are these<text:span text:style-name="T3"> To the </text:span>[?]<text:span text:style-name="T3"> invisible motive power of these virtues to pe-/rish with the body which will dissolve to its pri-/-mitive elements? <text:s/>Let </text:span>those who<text:span text:style-name="T3"> such as deny God believe/ it. <text:s/>We Israelites hold it as a sacred truth that/ [Hebrew] the animating spirit of the/ righteous is treasured up </text:span>near<text:span text:style-name="T3"> close </text:span>by<text:span text:style-name="T3"> to the throne of Celestial/ Grace, and in our </text:span>confession<text:span text:style-name="T3"> declaration of faith we </text:span>say<text:span text:style-name="T3"> confess/ that the Creator accords to the pious ones a/ commensurate reward. <text:s/>I feel certain that/ my endeavours to support that comforting truth/ by quotations would </text:span>not add<text:span text:style-name="T3"> be an act of supererogation--so/ deep rooted is that verity in the minds of my bereaved friends./</text:span></text:p>
      <text:p text:style-name="P8"><text:span text:style-name="T3"/></text:p>
      <text:p text:style-name="P8"><text:span text:style-name="T3">[Page 4]</text:span></text:p>
      <text:p text:style-name="P8"><text:span text:style-name="T3">The mother has given me her assurance that she will/ not waver though overwhelmed with grief; the wife/ and relatives have happily been reared in the same/ school of Hebrew fidelity. <text:s/>What an unutterable con-/-solation for them to know and feel that L. S. C. lives in a higher/ and purer sphere, that he lives in the fruition of joys/ which integrity yields, and a just God disperses./ <text:s/>But how still greater the comfort of the widow/ to have </text:span>so<text:span text:style-name="T3"> had a precious </text:span>a<text:span text:style-name="T3"> legacy bequeathed to her children!/ <text:s/>She can place before them the memory of their father/ as a patron which they must strive to copy. <text:s/>She can speak/ to them between each caress of their good descent, and/ of the obligation devolving upon them to hand down/ to posterity the same untainted reputation. <text:s/>That/ is what my reason suggests as means of assuaging/ pain and allaying the distress of valued friends. <text:s/>Accept the/ thought O bereaved household </text:span>if<text:span text:style-name="T3"> in the congregation of/ Israel, and pray with me for the enduring felicity/ of the dear object who has preceded us to the/ land of spirits. <text:s/>(a prayer followed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0T11:34:01.80</meta:creation-date>
    <meta:document-statistic meta:table-count="0" meta:image-count="0" meta:object-count="0" meta:page-count="3" meta:paragraph-count="70" meta:word-count="988" meta:character-count="6133"/>
    <dc:date>2012-10-10T12:10:34.34</dc:date>
    <dc:creator>Penn Libraries</dc:creator>
    <meta:editing-duration>PT00H21M22S</meta:editing-duration>
    <meta:editing-cycles>1</meta:editing-cycles>
    <meta:generator>OpenOffice.org/3.2$Win32 OpenOffice.org_project/320m12$Build-9483</meta:generator>
  </office:meta>
</office:document-meta>
</file>